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da4" officeooo:paragraph-rsid="00177d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ster github token: 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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9T20:13:02.382406539</meta:creation-date>
    <dc:date>2022-01-11T15:13:09.126228499</dc:date>
    <meta:editing-duration>PT1H12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4" meta:character-count="61" meta:non-whitespace-character-count="58"/>
  </office:meta>
</office:document-meta>
</file>